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bcf7" officeooo:paragraph-rsid="0011bc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shidah_magezi_tumukunde</text:p>
      <text:p text:style-name="P1"><text:a xlink:type="simple" xlink:href="mailto:M@gez256" text:style-name="Internet_20_link" text:visited-style-name="Visited_20_Internet_20_Link">M@gez256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9:54:53.176493158</meta:creation-date>
    <dc:date>2021-01-13T20:33:40.386922388</dc:date>
    <meta:editing-duration>PT28M37S</meta:editing-duration>
    <meta:editing-cycles>1</meta:editing-cycles>
    <meta:document-statistic meta:table-count="0" meta:image-count="0" meta:object-count="0" meta:page-count="1" meta:paragraph-count="2" meta:word-count="2" meta:character-count="33" meta:non-whitespace-character-count="33"/>
    <meta:generator>LibreOffice/6.4.6.2$Linux_X86_64 LibreOffice_project/40$Build-2</meta:generator>
  </office:meta>
</office:document-meta>
</file>